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804cm" style:rel-column-width="37792*"/>
    </style:style>
    <style:style style:name="Tableau3.B" style:family="table-column">
      <style:table-column-properties style:column-width="7.197cm" style:rel-column-width="27743*"/>
    </style:style>
    <style:style style:name="Tableau3.1" style:family="table-row">
      <style:table-row-properties style:min-row-height="1.207cm"/>
    </style:style>
    <style:style style:name="Tableau3.A1" style:family="table-cell">
      <style:table-cell-properties style:vertical-align="bottom" fo:padding="0cm" fo:border-left="none" fo:border-right="none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95cm"/>
    </style:style>
    <style:style style:name="Tableau1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 fo:padding="0.049cm" fo:border="none"/>
      <style:text-properties fo:font-variant="small-caps" style:font-name="Inter Display SemiBold" fo:font-size="18pt" fo:font-weight="600" officeooo:rsid="001190e0" officeooo:paragraph-rsid="00796cb2"/>
    </style:style>
    <style:style style:name="P2" style:family="paragraph" style:parent-style-name="Standard">
      <style:paragraph-properties fo:margin-top="0cm" fo:margin-bottom="0.101cm" style:contextual-spacing="false" fo:text-align="end" style:justify-single-word="false"/>
      <style:text-properties fo:font-size="6pt" officeooo:rsid="00ce03aa" officeooo:paragraph-rsid="00796cb2" style:font-size-asian="6pt" style:font-size-complex="6pt"/>
    </style:style>
    <style:style style:name="P3" style:family="paragraph" style:parent-style-name="Standard">
      <style:paragraph-properties fo:margin-top="0.101cm" fo:margin-bottom="0.199cm" style:contextual-spacing="false" fo:text-align="justify" style:justify-single-word="false"/>
      <style:text-properties style:font-name="Inter Display Light" fo:font-size="22pt" fo:font-weight="bold" officeooo:rsid="001190e0" officeooo:paragraph-rsid="0018c1c1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Inter Display SemiBold" officeooo:rsid="001190e0" officeooo:paragraph-rsid="006f051e"/>
    </style:style>
    <style:style style:name="P5" style:family="paragraph" style:parent-style-name="Standard">
      <style:text-properties style:font-name="Inter Display SemiBold" fo:font-size="11pt" fo:font-weight="bold" officeooo:rsid="001190e0" officeooo:paragraph-rsid="00796cb2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style:font-name="Inter Display SemiBold1" fo:font-size="11pt" officeooo:rsid="001190e0" officeooo:paragraph-rsid="00796cb2" style:font-size-asian="11pt" style:font-size-complex="11pt"/>
    </style:style>
    <style:style style:name="P7" style:family="paragraph" style:parent-style-name="Comment">
      <style:paragraph-properties fo:margin-left="0.101cm" fo:margin-right="0.101cm" fo:margin-top="0.099cm" fo:margin-bottom="0cm" fo:line-height="100%" fo:text-indent="0cm"/>
    </style:style>
    <style:style style:name="P8" style:family="paragraph" style:parent-style-name="Standard">
      <style:text-properties style:font-name="Inter Display Light" officeooo:rsid="001190e0" officeooo:paragraph-rsid="00796cb2"/>
    </style:style>
    <style:style style:name="P9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Inter Display Light" fo:font-size="10pt" officeooo:rsid="001c59ef" officeooo:paragraph-rsid="00796cb2" style:font-size-asian="10pt" style:font-size-complex="1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 style:parent-style-name="Standard">
      <style:text-properties style:font-name="Inter Display Light" officeooo:rsid="001c59ef" officeooo:paragraph-rsid="00796cb2"/>
    </style:style>
    <style:style style:name="P12" style:family="paragraph" style:parent-style-name="Standard">
      <style:paragraph-properties fo:margin-top="0.499cm" fo:margin-bottom="0.499cm" style:contextual-spacing="false" fo:text-align="center" style:justify-single-word="false"/>
      <style:text-properties style:font-name="Inter Display Light" officeooo:rsid="001c59ef" officeooo:paragraph-rsid="00796cb2"/>
    </style:style>
    <style:style style:name="P13" style:family="paragraph" style:parent-style-name="Table_20_Contents">
      <style:paragraph-properties fo:text-align="center" style:justify-single-word="false"/>
      <style:text-properties officeooo:paragraph-rsid="003edb80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ackground-color="transparent"/>
      <style:text-properties style:font-name="Inter Display SemiBold" officeooo:rsid="001190e0" officeooo:paragraph-rsid="00320378"/>
    </style:style>
    <style:style style:name="P15" style:family="paragraph" style:parent-style-name="lien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>
      <style:text-properties style:font-name="Inter Display Light" fo:font-weight="normal" officeooo:rsid="0016dbb7" officeooo:paragraph-rsid="0036f761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nter Display Light" fo:font-size="14pt" officeooo:rsid="0014ebd7" style:font-size-asian="14pt" style:font-size-complex="14pt"/>
    </style:style>
    <style:style style:name="T3" style:family="text">
      <style:text-properties style:use-window-font-color="true" loext:opacity="0%" style:font-name="Inter Display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330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>
          <style:column style:rel-width="65535*" fo:start-indent="0cm" fo:end-indent="0cm"/>
        </style:columns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publication</text:p>
          </table:table-cell>
          <table:table-cell table:style-name="Tableau3.A1" office:value-type="string">
            <text:p text:style-name="P2"><office:annotation loext:resolved="false"><dc:creator>Antoine Duchêne</dc:creator><dc:date>2025-09-09T15:15:48.780873901</dc:date><meta:creator-initials>ADU</meta:creator-initials><text:p text:style-name="Comment">do cell with logo=view.template_logo()</text:p></office:annotation><text:text-input text:description="">:image(logo, size=view.fit_image_size(logo,3), format="image")</text:text-input></text:p>
          </table:table-cell>
        </table:table-row>
      </table:table>
      <text:p text:style-name="Standard"/>
      <text:p text:style-name="P3"><text:text-input text:description="">self.Title()</text:text-input></text:p>
      <text:p text:style-name="P4"><text:span text:style-name="T1">Date de publication : </text:span><text:span text:style-name="T2"><text:text-input text:description="">view.display_date(date=self.effective(), custom_format="%-d %B %Y à %-H:%M")</text:text-input></text:span></text:p>
      <text:p text:style-name="P5"/>
      <text:section text:style-name="Sect1" text:name="Section2">
        <text:p text:style-name="P6"><office:annotation loext:resolved="false"><dc:creator>Antoine Duchêne</dc:creator><dc:date>2025-06-25T16:26:25.754290882</dc:date><meta:creator-initials>ADU</meta:creator-initials><text:p text:style-name="P7"><text:span text:style-name="T3">do section- if self.Description() and </text:span>settings["include_publication_description"]</text:p></office:annotation>Description :</text:p>
        <text:p text:style-name="P8"><text:text-input text:description="">self.Description()</text:text-input></text:p>
        <text:p text:style-name="P8"/>
      </text:section>
      <text:section text:style-name="Sect2" text:name="Section1">
        <text:p text:style-name="P9"><office:annotation loext:resolved="false"><dc:creator>Antoine Duchêne</dc:creator><dc:date>2025-08-28T11:20:50.781270185</dc:date><meta:creator-initials>ADU</meta:creator-initials><text:p text:style-name="P7"><text:span text:style-name="T3">do section- if self.text and </text:span>settings["include_publication_text"]</text:p></office:annotation><draw:line text:anchor-type="as-char" draw:z-index="1" draw:name="Ligne horizontale 1" draw:style-name="gr1" draw:text-style-name="P10" svg:x2="10.231cm" svg:y2="0cm"><text:p/></draw:line></text:p>
        <text:p text:style-name="P11"><office:annotation office:name="__Annotation__9400_3871466432" loext:resolved="false"><dc:creator>Antoine Duchêne</dc:creator><dc:date>2025-06-25T16:23:37.611322721</dc:date><meta:creator-initials>ADU</meta:creator-initials><text:p text:style-name="P7"><text:span text:style-name="T3">do text</text:span></text:p><text:p text:style-name="P7"><text:span text:style-name="T3">f</text:span>rom xhtml(self.text.output)</text:p></office:annotation><text:span text:style-name="T4">Contenu</text:span><office:annotation-end office:name="__Annotation__9400_3871466432"/></text:p>
        <text:p text:style-name="P12"><draw:line text:anchor-type="as-char" draw:z-index="0" draw:name="Ligne horizontale 2" draw:style-name="gr1" draw:text-style-name="P10" svg:x2="10.231cm" svg:y2="0cm"><text:p/></draw:line></text:p>
      </text:section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><text:text-input text:description="">:image(view.qr_code(view.uid_url(self), scale=3.5, secure=4),format="image")</text:text-input></text:p>
          </table:table-cell>
        </table:table-row>
        <table:table-row table:style-name="Tableau1.1">
          <table:table-cell table:style-name="Tableau1.A1" office:value-type="string">
            <text:p text:style-name="P14"><office:annotation loext:resolved="false"><dc:creator>Antoine Duchêne</dc:creator><dc:date>2025-09-10T13:54:46.290114866</dc:date><meta:creator-initials>ADU</meta:creator-initials><text:p text:style-name="P7">do row if settings["include_context_link"]</text:p></office:annotation>Lien vers l<text:span text:style-name="T5">a publication</text:span> :</text:p>
            <text:p text:style-name="P15"><office:annotation office:name="__Annotation__6345_3840405901" loext:resolved="false"><dc:creator>Antoine Duchêne</dc:creator><dc:date>2025-06-26T10:34:23.872510237</dc:date><meta:creator-initials>ADU</meta:creator-initials><text:p text:style-name="P7">do text</text:p><text:p text:style-name="P7"><text:span text:style-name="T3">from xhtml(view.to_html_link(self.absolute_url(), klass="lien"</text:span>))</text:p></office:annotation>lien<office:annotation-end office:name="__Annotation__6345_3840405901"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 Display" svg:font-family="'Inter Display'" style:font-adornments="Normal" style:font-pitch="variable"/>
    <style:font-face style:name="Inter Display Light" svg:font-family="'Inter Display Light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Mono1" svg:font-family="'Noto Mono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cm" style:contextual-spacing="false" style:page-number="auto"/>
      <style:text-properties style:font-name="Inter Display" fo:font-family="'Inter Display'" style:font-style-name="Normal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 style:master-page-name="">
      <loext:graphic-properties draw:fill="none" draw:fill-color="#729fcf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80" loext:opacity="100%" style:font-name="Noto Mono" fo:font-family="'Noto Mono'" style:font-pitch="fixed" fo:font-size="8pt" fo:font-weight="normal" officeooo:rsid="001190e0" style:font-size-asian="8pt" style:font-size-complex="8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Noto Mono1" fo:font-family="'Noto Mono'" style:font-style-name="Normal" style:font-pitch="fixed" fo:font-size="8pt" style:text-underline-style="none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9-10T13:57:48.079624439</dc:date>
    <dc:creator>Antoine Duchêne</dc:creator>
    <meta:editing-duration>PT23H59M58S</meta:editing-duration>
    <meta:editing-cycles>49</meta:editing-cycles>
    <meta:generator>LibreOffice/25.2.5.2$Linux_X86_64 LibreOffice_project/520$Build-2</meta:generator>
    <meta:printed-by>Antoine Duchêne</meta:printed-by>
    <meta:print-date>2025-06-24T16:10:36.341883412</meta:print-date>
    <meta:document-statistic meta:table-count="2" meta:image-count="0" meta:object-count="0" meta:page-count="1" meta:paragraph-count="12" meta:word-count="38" meta:character-count="337" meta:non-whitespace-character-count="319"/>
  </office:meta>
</office:document-meta>
</file>